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Rapport de stage</text:p>
      <text:p text:style-name="P2"><text:span text:style-name="T1"/></text:p>
      <text:p text:style-name="P3"><text:span text:style-name="T1"><text:tab/></text:span><text:span text:style-name="T2">Liste des compétences du référentiel couvertes par le projet :</text:span></text:p>
      <text:p text:style-name="P3"><text:span text:style-name="T3"/></text:p>
      <text:list xml:id="list8832981276256383462" text:style-name="L1">
        <text:list-item>
          <text:list>
            <text:list-item>
              <text:p text:style-name="P4"><text:span text:style-name="T1">Aptitude a programmer en HTML</text:span></text:p>
            </text:list-item>
            <text:list-item>
              <text:p text:style-name="P4"><text:span text:style-name="T1">Aptitude a programmer en CSS</text:span></text:p>
            </text:list-item>
          </text:list>
        </text:list-item>
      </text:list>
      <text:p text:style-name="P3"><text:span text:style-name="T1"/></text:p>
      <text:p text:style-name="P3"><text:span text:style-name="T1"><text:tab/></text:span><text:span text:style-name="T2">Résumé du projet :</text:span></text:p>
      <text:p text:style-name="P3"><text:span text:style-name="T4"/></text:p>
      <text:p text:style-name="P3"><text:span text:style-name="T1"><text:tab/><text:tab/>Lors de la session de formation Développeur WEB et WEB Mobile Front-End CCP1 <text:tab/></text:span></text:p>
      <text:p text:style-name="P3"><text:span text:style-name="T1"><text:tab/>que j'ai effectuer dans le centre de formation de l'AFCI de Saint-Quentin, j'ai été amené a </text:span></text:p>
      <text:p text:style-name="P3"><text:span text:style-name="T1"><text:tab/>faire une période de stage d'une durée d'un mois. Suite au désistement de dernière minute</text:span></text:p>
      <text:p text:style-name="P3"><text:span text:style-name="T1"><text:tab/>de l'entreprise qui était censée m'accueillir pour cette période de stage, notre formateur</text:span></text:p>
      <text:p text:style-name="P3"><text:span text:style-name="T1"><text:tab/>Monsieur Imbert à décider de me faire travailler en tant que stagiaire sur un projet qu'il</text:span></text:p>
      <text:p text:style-name="P3"><text:span text:style-name="T1"><text:tab/>a mit en place pour le centre de formation. Ce projet est une application qui servira a avoir</text:span></text:p>
      <text:p text:style-name="P3"><text:span text:style-name="T1"><text:tab/>accès aux fiches de cours en mode hors-ligne ou même de les imprimer en format PDF.</text:span></text:p>
      <text:p text:style-name="P3"><text:span text:style-name="T1"><text:tab/>Mon rôle dans ce projet fut de faire la page accueil du site de l'application, Monsieur Imbert</text:span></text:p>
      <text:p text:style-name="P3"><text:span text:style-name="T1"><text:tab/>m'a fournis deux maquettes exemple sur lesquelles je devais me baser pour faire la page</text:span></text:p>
      <text:p text:style-name="P3"><text:span text:style-name="T1"><text:tab/>d'accueil. En plus des maquettes j'ai reçu les éléments présents dans les maquettes (images</text:span></text:p>
      <text:p text:style-name="P3"><text:span text:style-name="T1"><text:tab/>en format .png et .jpg)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5">Spécifications technique du projet</text:p>
      <text:p text:style-name="P5"><text:span text:style-name="T1"/></text:p>
      <text:p text:style-name="P3"><text:span text:style-name="T1"><text:tab/>Reproduction de la maquette suivante :</text:span></text:p>
      <text:p text:style-name="P3"><text:span text:style-name="T1"/></text:p>
      <text:p text:style-name="P3"><text:span text:style-name="T1"><text:tab/>Maquette classique :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<text:tab/>Maquette mobile :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<text:tab/>Pour créer le site en reproduisant les maquettes fournies, j'ai décider d'utiliser une base </text:span></text:p>
      <text:p text:style-name="P3"><text:span text:style-name="T1"><text:tab/>de CSS Grid pour faire le site. J'ai choisi d'utiliser les grids, je préfère en règle générale</text:span></text:p>
      <text:p text:style-name="P3"><text:span text:style-name="T1"><text:tab/>travailler avec le CSS Grid que les Flexbox, je le trouve plus maniable que les Flexbox.</text:span></text:p>
      <text:p text:style-name="P3"><text:span text:style-name="T1"><text:tab/>Lors de la schématisation du site, j'ai décider de modifier la mise en page d'origine présente</text:span></text:p>
      <text:p text:style-name="P3"><text:span text:style-name="T1"><text:tab/>sur la maquette pour permettre une meilleure lisibilité du site. Pour la page d'accueil</text:span></text:p>
      <text:p text:style-name="P3"><text:span text:style-name="T1"><text:tab/>Monsieur Imbert et moi même avions penser inclure un formulaire de contact qui passerait</text:span></text:p>
      <text:p text:style-name="P3"><text:span text:style-name="T1"><text:tab/>par un protocole SMTP, nous avons cependant appris par la suite sur certains forum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29T10:01:19.33</meta:creation-date>
    <dc:date>2022-08-29T16:24:16.59</dc:date>
    <meta:editing-duration>PT1H32M53S</meta:editing-duration>
    <meta:editing-cycles>2</meta:editing-cycles>
    <meta:generator>OpenOffice/4.1.12$Win32 OpenOffice.org_project/4112m1$Build-9809</meta:generator>
    <meta:document-statistic meta:table-count="0" meta:image-count="0" meta:object-count="0" meta:page-count="4" meta:paragraph-count="27" meta:word-count="308" meta:character-count="1825"/>
  </office:meta>
</office:document-meta>
</file>